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b788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c5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51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a40eeb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d0c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dc3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e295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e013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0a43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0a81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d7c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d4cd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d344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d8fe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c66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c2ce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3c1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4235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3e13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473e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439c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75ba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774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b41c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b17e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b0b9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4c35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4c89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4d1c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4f35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5d8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672d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7304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577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7bc8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822e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7ea3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c8f2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d9d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ca52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0166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db7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044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8a41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983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275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299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acc3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b02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1e639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096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204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2558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2a78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1862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18a2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13eb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347d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421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2f2b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3c50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39a4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25bd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3dd1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3e17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45fd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30e5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31be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40fa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346a6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0a7ee4" officeooo:paragraph-rsid="423c1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0a7ee4" officeooo:paragraph-rsid="425d8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0a7ee4" officeooo:paragraph-rsid="4247e6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0a7ee4" officeooo:paragraph-rsid="424235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0a7ee4" officeooo:paragraph-rsid="4288e1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0a7ee4" officeooo:paragraph-rsid="423fc4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e6bfea" officeooo:paragraph-rsid="41e6bf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8c021" officeooo:paragraph-rsid="4218c0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3acc06" officeooo:paragraph-rsid="423b50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3acc06" officeooo:paragraph-rsid="423acc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0a7ee4" officeooo:paragraph-rsid="4288e1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b41c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8e57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add6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b17e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aec7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b0b9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a2c1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officeooo:rsid="410d64e4"/>
    </style:style>
    <style:style style:name="T3" style:family="text">
      <style:text-properties fo:color="#333333" officeooo:rsid="41195f75"/>
    </style:style>
    <style:style style:name="T4" style:family="text">
      <style:text-properties fo:color="#333333" officeooo:rsid="410ebeb3"/>
    </style:style>
    <style:style style:name="T5" style:family="text">
      <style:text-properties fo:color="#333333" style:font-name="標楷體1"/>
    </style:style>
    <style:style style:name="T6" style:family="text">
      <style:text-properties fo:color="#333333" style:font-name="標楷體1" officeooo:rsid="4186ea5f"/>
    </style:style>
    <style:style style:name="T7" style:family="text">
      <style:text-properties fo:color="#333333" style:font-name="標楷體1" officeooo:rsid="41a66f15"/>
    </style:style>
    <style:style style:name="T8" style:family="text">
      <style:text-properties fo:color="#333333" style:font-name="標楷體1" officeooo:rsid="41399fb9"/>
    </style:style>
    <style:style style:name="T9" style:family="text">
      <style:text-properties fo:color="#333333" officeooo:rsid="410e07f7"/>
    </style:style>
    <style:style style:name="T10" style:family="text">
      <style:text-properties fo:color="#333333" officeooo:rsid="42b89166"/>
    </style:style>
    <style:style style:name="T11" style:family="text">
      <style:text-properties officeooo:rsid="410d64e4"/>
    </style:style>
    <style:style style:name="T12" style:family="text">
      <style:text-properties officeooo:rsid="410e07f7"/>
    </style:style>
    <style:style style:name="T13" style:family="text">
      <style:text-properties officeooo:rsid="410ebeb3"/>
    </style:style>
    <style:style style:name="T14" style:family="text">
      <style:text-properties officeooo:rsid="4118afc0"/>
    </style:style>
    <style:style style:name="T15" style:family="text">
      <style:text-properties style:font-name="標楷體1"/>
    </style:style>
    <style:style style:name="T16" style:family="text">
      <style:text-properties style:font-name="標楷體1" officeooo:rsid="41195f75"/>
    </style:style>
    <style:style style:name="T17" style:family="text">
      <style:text-properties style:font-name="標楷體1" officeooo:rsid="411dbb8a"/>
    </style:style>
    <style:style style:name="T18" style:family="text">
      <style:text-properties style:font-name="標楷體1" officeooo:rsid="4118afc0"/>
    </style:style>
    <style:style style:name="T19" style:family="text">
      <style:text-properties style:font-name="標楷體1" officeooo:rsid="41399fb9"/>
    </style:style>
    <style:style style:name="T20" style:family="text">
      <style:text-properties style:font-name="標楷體1" officeooo:rsid="41601c73"/>
    </style:style>
    <style:style style:name="T21" style:family="text">
      <style:text-properties style:font-name="標楷體1" officeooo:rsid="41a5e5d2"/>
    </style:style>
    <style:style style:name="T22" style:family="text">
      <style:text-properties style:font-name="標楷體1" officeooo:rsid="376c64b1"/>
    </style:style>
    <style:style style:name="T23" style:family="text">
      <style:text-properties style:font-name="標楷體1" officeooo:rsid="416c9a5a"/>
    </style:style>
    <style:style style:name="T24" style:family="text">
      <style:text-properties style:font-name="標楷體1" officeooo:rsid="4183914b"/>
    </style:style>
    <style:style style:name="T25" style:family="text">
      <style:text-properties style:font-name="標楷體1" officeooo:rsid="4186ea5f"/>
    </style:style>
    <style:style style:name="T26" style:family="text">
      <style:text-properties style:font-name="標楷體1" style:font-name-asian="標楷體1"/>
    </style:style>
    <style:style style:name="T27" style:family="text">
      <style:text-properties style:font-name="標楷體1" officeooo:rsid="4118afc0" style:font-name-asian="標楷體1"/>
    </style:style>
    <style:style style:name="T28" style:family="text">
      <style:text-properties style:font-name="標楷體1" officeooo:rsid="41ea4d99" style:font-name-asian="標楷體1"/>
    </style:style>
    <style:style style:name="T29" style:family="text">
      <style:text-properties style:font-name="標楷體1" officeooo:rsid="421a3630" style:font-name-asian="標楷體1"/>
    </style:style>
    <style:style style:name="T30" style:family="text">
      <style:text-properties style:font-name="標楷體1" officeooo:rsid="421c3ab7" style:font-name-asian="標楷體1"/>
    </style:style>
    <style:style style:name="T31" style:family="text">
      <style:text-properties style:font-name="標楷體1" officeooo:rsid="423fc47f" style:font-name-asian="標楷體1"/>
    </style:style>
    <style:style style:name="T32" style:family="text">
      <style:text-properties style:font-name="標楷體1" officeooo:rsid="424c35f8" style:font-name-asian="標楷體1"/>
    </style:style>
    <style:style style:name="T33" style:family="text">
      <style:text-properties style:font-name="標楷體1" officeooo:rsid="43159f7f" style:font-name-asian="標楷體1"/>
    </style:style>
    <style:style style:name="T34" style:family="text">
      <style:text-properties style:font-name="標楷體1" officeooo:rsid="43201109" style:font-name-asian="標楷體1"/>
    </style:style>
    <style:style style:name="T35" style:family="text">
      <style:text-properties style:font-name="標楷體1" officeooo:rsid="4325bd46" style:font-name-asian="標楷體1"/>
    </style:style>
    <style:style style:name="T36" style:family="text">
      <style:text-properties style:font-name="標楷體1" officeooo:rsid="4330e5f9" style:font-name-asian="標楷體1"/>
    </style:style>
    <style:style style:name="T37" style:family="text">
      <style:text-properties style:font-name="標楷體1" officeooo:rsid="433dd176" style:font-name-asian="標楷體1"/>
    </style:style>
    <style:style style:name="T38" style:family="text">
      <style:text-properties style:font-name="標楷體1" officeooo:rsid="433f5936" style:font-name-asian="標楷體1"/>
    </style:style>
    <style:style style:name="T39" style:family="text">
      <style:text-properties style:font-name="標楷體1" officeooo:rsid="4340faf2" style:font-name-asian="標楷體1"/>
    </style:style>
    <style:style style:name="T40" style:family="text">
      <style:text-properties style:font-name="標楷體1" officeooo:rsid="434359b0" style:font-name-asian="標楷體1"/>
    </style:style>
    <style:style style:name="T41" style:family="text">
      <style:text-properties style:font-name="標楷體1" officeooo:rsid="434359b0" style:font-name-asian="標楷體1" style:font-name-complex="Liberation Serif"/>
    </style:style>
    <style:style style:name="T42" style:family="text">
      <style:text-properties style:font-name="標楷體1" officeooo:rsid="420769c0"/>
    </style:style>
    <style:style style:name="T43" style:family="text">
      <style:text-properties style:font-name="標楷體1" officeooo:rsid="420bd45e"/>
    </style:style>
    <style:style style:name="T44" style:family="text">
      <style:text-properties style:font-name="標楷體1" officeooo:rsid="421a3630"/>
    </style:style>
    <style:style style:name="T45" style:family="text">
      <style:text-properties style:font-name="標楷體1" officeooo:rsid="421c3ab7"/>
    </style:style>
    <style:style style:name="T46" style:family="text">
      <style:text-properties style:font-name="標楷體1" officeooo:rsid="41ea4d99"/>
    </style:style>
    <style:style style:name="T47" style:family="text">
      <style:text-properties style:font-name="標楷體1" officeooo:rsid="423e13c0"/>
    </style:style>
    <style:style style:name="T48" style:family="text">
      <style:text-properties style:font-name="標楷體1" officeooo:rsid="423fc47f"/>
    </style:style>
    <style:style style:name="T49" style:family="text">
      <style:text-properties style:font-name="標楷體1" officeooo:rsid="424235df"/>
    </style:style>
    <style:style style:name="T50" style:family="text">
      <style:text-properties style:font-name="標楷體1" officeooo:rsid="42439cd9"/>
    </style:style>
    <style:style style:name="T51" style:family="text">
      <style:text-properties style:font-name="標楷體1" officeooo:rsid="420a7ee4"/>
    </style:style>
    <style:style style:name="T52" style:family="text">
      <style:text-properties style:font-name="標楷體1" officeooo:rsid="424d1c54"/>
    </style:style>
    <style:style style:name="T53" style:family="text">
      <style:text-properties style:font-name="標楷體1" officeooo:rsid="42558899"/>
    </style:style>
    <style:style style:name="T54" style:family="text">
      <style:text-properties style:font-name="標楷體1" officeooo:rsid="427749e4"/>
    </style:style>
    <style:style style:name="T55" style:family="text">
      <style:text-properties style:font-name="標楷體1" officeooo:rsid="42d289da"/>
    </style:style>
    <style:style style:name="T56" style:family="text">
      <style:text-properties style:font-name="標楷體1" officeooo:rsid="431308b3"/>
    </style:style>
    <style:style style:name="T57" style:family="text">
      <style:text-properties style:font-name="標楷體1" officeooo:rsid="43178dad"/>
    </style:style>
    <style:style style:name="T58" style:family="text">
      <style:text-properties style:font-name="標楷體1" officeooo:rsid="431862a0"/>
    </style:style>
    <style:style style:name="T59" style:family="text">
      <style:text-properties style:font-name="標楷體1" officeooo:rsid="4318a2cc"/>
    </style:style>
    <style:style style:name="T60" style:family="text">
      <style:text-properties style:font-name="標楷體1" officeooo:rsid="43347dc1"/>
    </style:style>
    <style:style style:name="T61" style:family="text">
      <style:text-properties style:font-name="標楷體1" officeooo:rsid="43474ae5"/>
    </style:style>
    <style:style style:name="T62" style:family="text">
      <style:text-properties officeooo:rsid="41195f75"/>
    </style:style>
    <style:style style:name="T63" style:family="text">
      <style:text-properties officeooo:rsid="41195f75" style:font-name-asian="Arial1"/>
    </style:style>
    <style:style style:name="T64" style:family="text">
      <style:text-properties officeooo:rsid="418a4113" style:font-name-asian="Arial1"/>
    </style:style>
    <style:style style:name="T65" style:family="text">
      <style:text-properties officeooo:rsid="4221dc8a" style:font-name-asian="Arial1"/>
    </style:style>
    <style:style style:name="T66" style:family="text">
      <style:text-properties officeooo:rsid="41ea4d99" style:font-name-asian="Arial1"/>
    </style:style>
    <style:style style:name="T67" style:family="text">
      <style:text-properties fo:color="#666666"/>
    </style:style>
    <style:style style:name="T68" style:family="text">
      <style:text-properties fo:color="#666666" officeooo:rsid="410ebeb3"/>
    </style:style>
    <style:style style:name="T69" style:family="text">
      <style:text-properties style:text-position="sub 58%" style:font-name="標楷體1"/>
    </style:style>
    <style:style style:name="T70" style:family="text">
      <style:text-properties style:text-position="sub 58%" style:font-name="標楷體1" officeooo:rsid="41195f75"/>
    </style:style>
    <style:style style:name="T71" style:family="text">
      <style:text-properties style:text-position="sub 58%" style:font-name="標楷體1" style:font-name-asian="標楷體1"/>
    </style:style>
    <style:style style:name="T72" style:family="text">
      <style:text-properties style:text-position="sub 58%" style:font-name="標楷體1" officeooo:rsid="424c35f8" style:font-name-asian="標楷體1"/>
    </style:style>
    <style:style style:name="T73" style:family="text">
      <style:text-properties style:text-position="sub 58%" style:font-name="標楷體1" officeooo:rsid="4250c4cb" style:font-name-asian="標楷體1"/>
    </style:style>
    <style:style style:name="T74" style:family="text">
      <style:text-properties style:text-position="sub 58%" style:font-name="標楷體1" officeooo:rsid="42558899" style:font-name-asian="標楷體1"/>
    </style:style>
    <style:style style:name="T75" style:family="text">
      <style:text-properties style:text-position="sub 58%" style:font-name="標楷體1" officeooo:rsid="42577fa6" style:font-name-asian="標楷體1"/>
    </style:style>
    <style:style style:name="T76" style:family="text">
      <style:text-properties style:text-position="sub 58%" style:font-name="標楷體1" officeooo:rsid="4278a852" style:font-name-asian="標楷體1"/>
    </style:style>
    <style:style style:name="T77" style:family="text">
      <style:text-properties style:text-position="sub 58%" style:font-name="標楷體1" officeooo:rsid="42558899"/>
    </style:style>
    <style:style style:name="T78" style:family="text">
      <style:text-properties style:text-position="sub 58%" style:font-name="標楷體1" officeooo:rsid="430eba3e"/>
    </style:style>
    <style:style style:name="T79" style:family="text">
      <style:text-properties officeooo:rsid="418a4113"/>
    </style:style>
    <style:style style:name="T80" style:family="text">
      <style:text-properties officeooo:rsid="376c64b1"/>
    </style:style>
    <style:style style:name="T81" style:family="text">
      <style:text-properties officeooo:rsid="4221dc8a"/>
    </style:style>
    <style:style style:name="T82" style:family="text">
      <style:text-properties officeooo:rsid="422f9520"/>
    </style:style>
    <style:style style:name="T83" style:family="text">
      <style:text-properties officeooo:rsid="42338b02"/>
    </style:style>
    <style:style style:name="T84" style:family="text">
      <style:text-properties officeooo:rsid="41ea4d99"/>
    </style:style>
    <style:style style:name="T85" style:family="text">
      <style:text-properties style:text-position="super 58%" style:font-name="標楷體1"/>
    </style:style>
    <style:style style:name="T86" style:family="text">
      <style:text-properties style:text-position="super 58%" style:font-name="標楷體1" officeooo:rsid="420bd45e"/>
    </style:style>
    <style:style style:name="T87" style:family="text">
      <style:text-properties style:text-position="super 58%" style:font-name="標楷體1" officeooo:rsid="42439cd9"/>
    </style:style>
    <style:style style:name="T88" style:family="text">
      <style:text-properties style:text-position="super 58%" style:font-name="標楷體1" officeooo:rsid="42558899"/>
    </style:style>
    <style:style style:name="T89" style:family="text">
      <style:text-properties officeooo:rsid="420a7ee4"/>
    </style:style>
    <style:style style:name="T90" style:family="text">
      <style:text-properties officeooo:rsid="423e13c0"/>
    </style:style>
    <style:style style:name="T91" style:family="text">
      <style:text-properties officeooo:rsid="424d1c54"/>
    </style:style>
    <style:style style:name="T92" style:family="text">
      <style:text-properties style:font-name="Arial1" officeooo:rsid="41ea4d99" style:font-name-asian="Arial1"/>
    </style:style>
    <style:style style:name="T93" style:family="text">
      <style:text-properties style:font-name="Arial1" officeooo:rsid="42d289da"/>
    </style:style>
    <style:style style:name="T94" style:family="text">
      <style:text-properties fo:color="#1c1c1c"/>
    </style:style>
    <style:style style:name="T95" style:family="text">
      <style:text-properties officeooo:rsid="0a6d63ec"/>
    </style:style>
    <style:style style:name="T96" style:family="text">
      <style:text-properties style:text-underline-style="solid" style:text-underline-width="auto" style:text-underline-color="font-color"/>
    </style:style>
    <style:style style:name="T97" style:family="text">
      <style:text-properties style:text-underline-style="solid" style:text-underline-width="auto" style:text-underline-color="font-color" officeooo:rsid="0a6d63ec"/>
    </style:style>
    <style:style style:name="T98" style:family="text">
      <style:text-properties style:text-underline-style="solid" style:text-underline-width="auto" style:text-underline-color="font-color" officeooo:rsid="395ab652"/>
    </style:style>
    <style:style style:name="T99" style:family="text">
      <style:text-properties officeooo:rsid="42b89166"/>
    </style:style>
    <style:style style:name="T100" style:family="text">
      <style:text-properties fo:color="#010101" style:font-name="標楷體1" style:font-name-asian="標楷體1"/>
    </style:style>
    <style:style style:name="T101" style:family="text">
      <style:text-properties fo:color="#010101" style:font-name="標楷體1" officeooo:rsid="42e29570" style:font-name-asian="標楷體1"/>
    </style:style>
    <style:style style:name="T102" style:family="text">
      <style:text-properties fo:color="#010101" style:font-name="標楷體1" officeooo:rsid="42d289da" style:font-name-asian="標楷體1"/>
    </style:style>
    <style:style style:name="T103" style:family="text">
      <style:text-properties fo:color="#010101" style:font-name="標楷體1" officeooo:rsid="43159f7f" style:font-name-asian="標楷體1"/>
    </style:style>
    <style:style style:name="T104" style:family="text">
      <style:text-properties fo:color="#010101" style:font-name="標楷體1" officeooo:rsid="432f2bff" style:font-name-asian="標楷體1"/>
    </style:style>
    <style:style style:name="T105" style:family="text">
      <style:text-properties fo:color="#010101" style:font-name="標楷體1" officeooo:rsid="42e29570"/>
    </style:style>
    <style:style style:name="T106" style:family="text">
      <style:text-properties officeooo:rsid="43159f7f"/>
    </style:style>
    <style:style style:name="T107" style:family="text">
      <style:text-properties officeooo:rsid="43201109"/>
    </style:style>
    <style:style style:name="T108" style:family="text">
      <style:text-properties officeooo:rsid="43347dc1"/>
    </style:style>
    <style:style style:name="T109" style:family="text">
      <style:text-properties officeooo:rsid="434359b0"/>
    </style:style>
    <style:style style:name="T110" style:family="text">
      <style:text-properties officeooo:rsid="43474ae5"/>
    </style:style>
    <style:style style:name="T111" style:family="text">
      <style:text-properties style:font-name="標楷體1" officeooo:rsid="43474ae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15274107" text:style-name="L1">
        <text:list-item>
          <text:p text:style-name="P1">世界學</text:p>
          <text:list>
            <text:list-item>
              <text:p text:style-name="P2">世界學 是<text:span text:style-name="T1"> 好奇、</text:span>瞭解<text:span text:style-name="T1">、驗證（所有的）真實</text:span>世界<text:span text:style-name="T1">，</text:span>的 學門。</text:p>
              <text:list>
                <text:list-item>
                  <text:p text:style-name="P11">世界學 是，讓 投影世界觀（能夠）無限趨近於、無限近似於（所有的）真實世界 的 學門。</text:p>
                  <text:list>
                    <text:list-item>
                      <text:p text:style-name="P12">過去世界學 是，讓 投影世界觀（能夠）無限趨近於（過去的）真實世界 的 學門。</text:p>
                    </text:list-item>
                    <text:list-item>
                      <text:p text:style-name="P12">當下世界學 是，讓 投影世界觀（能夠）無限趨近於（當下的）真實世界 的 學門。</text:p>
                    </text:list-item>
                    <text:list-item>
                      <text:p text:style-name="P13">未來世界學 是，讓 投影世界觀（能夠）無限趨近於（未來的）真實世界 的 學門。</text:p>
                    </text:list-item>
                    <text:list-item>
                      <text:p text:style-name="P14">明顯例子，所有的真實世界<text:span text:style-name="T55"> </text:span><text:span text:style-name="T93">↔</text:span><text:span text:style-name="T55"> 河川</text:span>。<text:span text:style-name="T101">{、河床</text:span><text:span text:style-name="T102">、大地、地球、太陽系、銀河系、宇宙胞</text:span><text:span text:style-name="T105">}</text:span></text:p>
                      <text:list>
                        <text:list-item>
                          <text:p text:style-name="P15">過去的真實世界<text:span text:style-name="T55"> </text:span><text:span text:style-name="T93">↔</text:span><text:span text:style-name="T55"> 上游的其他個體、&lt;上游的 真實世界&gt;</text:span>。</text:p>
                        </text:list-item>
                        <text:list-item>
                          <text:p text:style-name="P15">當下的真實世界<text:span text:style-name="T55"> </text:span><text:span text:style-name="T93">↔</text:span><text:span text:style-name="T55"> 某一特定個體、&lt;_真實世界_&gt;</text:span>。</text:p>
                        </text:list-item>
                        <text:list-item>
                          <text:p text:style-name="P15">未來的真實世界<text:span text:style-name="T55"> </text:span><text:span text:style-name="T93">↔</text:span><text:span text:style-name="T55"> 下游的其他個體、&lt;下游的 真實世界&gt;</text:span>。</text:p>
                          <text:list>
                            <text:list-item>
                              <text:p text:style-name="P16">未來的真實世界的 投影世界觀<text:span text:style-name="T55"> </text:span><text:span text:style-name="T93">↔</text:span><text:span text:style-name="T55"> 下游的其他個體、&lt;下游的 真實世界&gt; 的影子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抽象例子，所有的真實世界<text:span text:style-name="T55"> </text:span><text:span text:style-name="T93">↔</text:span><text:span text:style-name="T55"> f(x)曲線</text:span>。</text:p>
                      <text:list>
                        <text:list-item>
                          <text:p text:style-name="P13">過去的真實世界<text:span text:style-name="T55"> </text:span><text:span text:style-name="T93">↔</text:span><text:span text:style-name="T55"> f(x)的 某一特定點 之前的 其他點</text:span>。</text:p>
                        </text:list-item>
                        <text:list-item>
                          <text:p text:style-name="P13">當下的真實世界<text:span text:style-name="T55"> </text:span><text:span text:style-name="T93">↔</text:span><text:span text:style-name="T55"> f(x)的 該點</text:span>。</text:p>
                        </text:list-item>
                        <text:list-item>
                          <text:p text:style-name="P13">未來的真實世界<text:span text:style-name="T55"> </text:span><text:span text:style-name="T93">↔</text:span><text:span text:style-name="T55"> f(x)的 該點 之後的 其他點</text:span>。</text:p>
                          <text:list>
                            <text:list-item>
                              <text:p text:style-name="P17">未來的真實世界的 投影世界觀<text:span text:style-name="T55"> </text:span><text:span text:style-name="T93">↔</text:span><text:span text:style-name="T55"> 其他點的 投影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抽象例子，所有的真實世界<text:span text:style-name="T55"> </text:span><text:span text:style-name="T93">↔</text:span><text:span text:style-name="T55"> f(x)曲線、f(x)曲面、f(x)曲體</text:span>。</text:p>
                      <text:list>
                        <text:list-item>
                          <text:p text:style-name="P19">過去的真實世界<text:span text:style-name="T55"> </text:span><text:span text:style-name="T93">↔</text:span><text:span text:style-name="T55"> f(x)的某一特定 點、線段、面積(之前的)其他 點、線段、面積</text:span>。</text:p>
                        </text:list-item>
                        <text:list-item>
                          <text:p text:style-name="P20">當下的真實世界<text:span text:style-name="T55"> </text:span><text:span text:style-name="T93">↔</text:span><text:span text:style-name="T55"> f(x)的 該點、該線段、該面積</text:span>。</text:p>
                        </text:list-item>
                        <text:list-item>
                          <text:p text:style-name="P21">未來的真實世界<text:span text:style-name="T55"> </text:span><text:span text:style-name="T93">↔</text:span><text:span text:style-name="T55"> f(x)的 該點、該線段、該面積(之後的)其他 點、線段、面積</text:span>。</text:p>
                          <text:list>
                            <text:list-item>
                              <text:p text:style-name="P17">未來的真實世界的 投影世界觀<text:span text:style-name="T55"> </text:span><text:span text:style-name="T93">↔</text:span><text:span text:style-name="T55"> 其他點、其他線段、其他面積 的 投影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T1">世界學</text:span><text:span text:style-name="T10"> 是</text:span><text:span text:style-name="T1"> </text:span>感測、記錄、好奇、觀察、驗<text:span text:style-name="T15">證、拆解、組裝、拓展</text:span><text:span text:style-name="T5"> </text:span><text:span text:style-name="T1">世界的</text:span>現象<text:span text:style-name="T15">、</text:span>本質<text:span text:style-name="T1"> 的 學門</text:span>。</text:p>
                </text:list-item>
                <text:list-item>
                  <text:p text:style-name="P22">世界學<text:span text:style-name="T99">的 研究方法 是</text:span> 感測、記錄、好奇、觀察、驗證、拆解、組裝、拓展 世界的 現象。</text:p>
                </text:list-item>
                <text:list-item>
                  <text:p text:style-name="P22">世界學<text:span text:style-name="T99">的 研究方法 是</text:span> 感測、記錄、好奇、觀察、驗證、拆解、組裝、拓展 世界的 本質。</text:p>
                </text:list-item>
                <text:list-item>
                  <text:p text:style-name="P23">世界學<text:span text:style-name="T99">的 研究方法 是</text:span> 發散、收斂 世界的 現象、本質。</text:p>
                </text:list-item>
                <text:list-item>
                  <text:p text:style-name="P23">世界學<text:span text:style-name="T99">的 研究方法 是</text:span> 抽象化、跨領域移植、實體化 世界的 現象、本質。</text:p>
                </text:list-item>
              </text:list>
            </text:list-item>
            <text:list-item>
              <text:p text:style-name="P24">明顯例子，世界（現象、本質）<text:span text:style-name="T66">↔</text:span><text:span text:style-name="T84"> </text:span>函數。</text:p>
              <text:list>
                <text:list-item>
                  <text:p text:style-name="P84"><text:span text:style-name="T80">現象 </text:span><text:span text:style-name="T66">↔</text:span><text:span text:style-name="T28"> </text:span><text:span text:style-name="T29">y</text:span>。</text:p>
                  <text:list>
                    <text:list-item>
                      <text:p text:style-name="P84">假定，<text:span text:style-name="T44">y</text:span><text:span text:style-name="T15"> = </text:span><text:span text:style-name="T44">f(x)</text:span>。</text:p>
                      <text:list>
                        <text:list-item>
                          <text:p text:style-name="P85"><text:span text:style-name="T80">現象 存在 </text:span><text:span text:style-name="T66">↔</text:span><text:span text:style-name="T84"> </text:span><text:span text:style-name="T45">y</text:span><text:span text:style-name="T15">曲線</text:span><text:span text:style-name="T45">、</text:span><text:span text:style-name="T44">f(x)</text:span><text:span text:style-name="T15">曲線</text:span><text:span text:style-name="T44"> 的 某一特定點</text:span>。</text:p>
                        </text:list-item>
                        <text:list-item>
                          <text:p text:style-name="P85"><text:span text:style-name="T80">現象 變化 </text:span><text:span text:style-name="T66">↔</text:span><text:span text:style-name="T84"> </text:span><text:span text:style-name="T46">y</text:span><text:span text:style-name="T15">曲線</text:span><text:span text:style-name="T46">、</text:span><text:span text:style-name="T44">f(x)</text:span><text:span text:style-name="T15">曲線</text:span><text:span text:style-name="T44"> 的 某一特定點的 變化</text:span>。</text:p>
                        </text:list-item>
                        <text:list-item>
                          <text:p text:style-name="P86">現象的 變量、變因、變化因子<text:span text:style-name="T80"> </text:span><text:span text:style-name="T66">↔</text:span><text:span text:style-name="T84"> </text:span><text:span text:style-name="T46">x</text:span>。</text:p>
                        </text:list-item>
                      </text:list>
                    </text:list-item>
                    <text:list-item>
                      <text:p text:style-name="P84">假定，<text:span text:style-name="T15">f(x) = </text:span><text:span text:style-name="T43">a * x</text:span><text:span text:style-name="T86">2</text:span><text:span text:style-name="T43"> + b * x + c</text:span>。</text:p>
                      <text:list>
                        <text:list-item>
                          <text:p text:style-name="P24">第<text:span text:style-name="T49">1</text:span>層本質 <text:span text:style-name="T66">↔</text:span><text:span text:style-name="T84"> </text:span><text:span text:style-name="T43">a * x</text:span><text:span text:style-name="T86">2</text:span><text:span text:style-name="T43"> + b * x + c</text:span>。</text:p>
                          <text:list>
                            <text:list-item>
                              <text:p text:style-name="P25">第<text:span text:style-name="T49">1</text:span>層本質 是 現象背後的 本質。</text:p>
                              <text:list>
                                <text:list-item>
                                  <text:p text:style-name="P87"><text:span text:style-name="T80">現象背後的 本質 </text:span><text:span text:style-name="T66">↔</text:span><text:span text:style-name="T46"> </text:span><text:span text:style-name="T80">現象背後的 原</text:span>因。</text:p>
                                </text:list-item>
                                <text:list-item>
                                  <text:p text:style-name="P88"><text:span text:style-name="T80">抽象例子，（亞里斯多德 認定的）</text:span>人們 會持續追問 感覺背後的 原因。</text:p>
                                  <text:list>
                                    <text:list-item>
                                      <text:p text:style-name="P94"><text:span text:style-name="T95">（相關描述在 </text:span><text:span text:style-name="T97">新生之書</text:span><text:span text:style-name="T95">的 </text:span><text:span text:style-name="T97">哲學</text:span><text:span text:style-name="T95"> 文件群的 </text:span><text:span text:style-name="T98">亞里斯多德</text:span><text:span text:style-name="T95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6">假定，<text:span text:style-name="T47">x = g(z)</text:span><text:span text:style-name="T90">。</text:span></text:p>
                          <text:list>
                            <text:list-item>
                              <text:p text:style-name="P85"><text:span text:style-name="T80">（現象的）本質 存在 </text:span><text:span text:style-name="T66">↔</text:span><text:span text:style-name="T28"> x</text:span><text:span text:style-name="T15">曲線</text:span><text:span text:style-name="T30">、</text:span><text:span text:style-name="T31">g</text:span><text:span text:style-name="T29">(</text:span><text:span text:style-name="T31">z</text:span><text:span text:style-name="T44">)</text:span><text:span text:style-name="T15">曲線</text:span><text:span text:style-name="T44"> 的 某一特定點</text:span>。</text:p>
                            </text:list-item>
                            <text:list-item>
                              <text:p text:style-name="P85"><text:span text:style-name="T80">（現象的）本質 變化 </text:span><text:span text:style-name="T66">↔</text:span><text:span text:style-name="T84"> </text:span><text:span text:style-name="T28">x</text:span><text:span text:style-name="T15">曲線</text:span><text:span text:style-name="T28">、</text:span><text:span text:style-name="T48">g</text:span><text:span text:style-name="T44">(</text:span><text:span text:style-name="T48">z</text:span><text:span text:style-name="T44">)</text:span><text:span text:style-name="T15">曲線</text:span><text:span text:style-name="T44"> 的 某一特定點的 變化</text:span>。</text:p>
                            </text:list-item>
                            <text:list-item>
                              <text:p text:style-name="P86"><text:span text:style-name="T80">（現象的）本質</text:span>的 變量、變因、變化因子<text:span text:style-name="T80"> </text:span><text:span text:style-name="T66">↔</text:span><text:span text:style-name="T84"> </text:span><text:span text:style-name="T46">z</text:span>。</text:p>
                            </text:list-item>
                          </text:list>
                        </text:list-item>
                        <text:list-item>
                          <text:p text:style-name="P89">假定，<text:span text:style-name="T48">g</text:span><text:span text:style-name="T15">(</text:span><text:span text:style-name="T48">z</text:span><text:span text:style-name="T15">) = </text:span><text:span text:style-name="T48">d</text:span><text:span text:style-name="T43"> * </text:span><text:span text:style-name="T48">z</text:span><text:span text:style-name="T43"> + </text:span><text:span text:style-name="T48">e</text:span>。</text:p>
                          <text:list>
                            <text:list-item>
                              <text:p text:style-name="P27">（現象背後的 本質背後的）本質 <text:span text:style-name="T66">↔</text:span><text:span text:style-name="T84"> </text:span><text:span text:style-name="T48">d</text:span><text:span text:style-name="T43"> * </text:span><text:span text:style-name="T48">z</text:span><text:span text:style-name="T43"> + </text:span><text:span text:style-name="T48">e</text:span>。</text:p>
                              <text:list>
                                <text:list-item>
                                  <text:p text:style-name="P28">第<text:span text:style-name="T50">2</text:span>層本質 是 （現象背後的 本質背後的）本質。</text:p>
                                </text:list-item>
                              </text:list>
                            </text:list-item>
                            <text:list-item>
                              <text:p text:style-name="P29"><text:span text:style-name="T54">x</text:span><text:span text:style-name="T51"> 是 </text:span>（現象背後的 本質背後的）本質的 現象。</text:p>
                              <text:list>
                                <text:list-item>
                                  <text:p text:style-name="P30"><text:span text:style-name="T48">g</text:span><text:span text:style-name="T51">(</text:span><text:span text:style-name="T48">z</text:span><text:span text:style-name="T51">) 是 </text:span>（現象背後的 本質背後的）本質的 現象。</text:p>
                                </text:list-item>
                              </text:list>
                            </text:list-item>
                            <text:list-item>
                              <text:p text:style-name="P31">明顯例子，感測、記錄、好奇、觀察、驗證、拆解、組裝 函數的 現象、本質。</text:p>
                            </text:list-item>
                            <text:list-item>
                              <text:p text:style-name="P31">明顯例子，某一特定個體 有機率 感測、記錄、好奇、拆解、組裝、拓展 現象。</text:p>
                              <text:list>
                                <text:list-item>
                                  <text:p text:style-name="P95">該個體 有機率 感測、記錄、好奇 g(z)。</text:p>
                                </text:list-item>
                              </text:list>
                            </text:list-item>
                            <text:list-item>
                              <text:p text:style-name="P31">明顯例子，某一特定個體 有機率 感測、記錄、好奇、拆解、組裝、拓展 本質。</text:p>
                              <text:list>
                                <text:list-item>
                                  <text:p text:style-name="P96">該個體 有機率 感測、記錄、好奇（d * z + e）。</text:p>
                                </text:list-item>
                                <text:list-item>
                                  <text:p text:style-name="P97">該個體 有機率 感測、記錄、好奇、拆解出（d * z）。</text:p>
                                  <text:list>
                                    <text:list-item>
                                      <text:p text:style-name="P32">拆解<text:span text:style-name="T94">出</text:span> 的 明顯例子，學習<text:span text:style-name="T94">，各種 電路</text:span>元件、<text:span text:style-name="T94">經常使用的簡易電路</text:span>架構。</text:p>
                                      <text:list>
                                        <text:list-item>
                                          <text:p text:style-name="P98">（相關描述 在 <text:span text:style-name="T96">新生之書</text:span>的 <text:span text:style-name="T96">_</text:span> 文件群的 <text:span text:style-name="T96">數學</text:span> 的 <text:span text:style-name="T96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99">該個體 有機率 感測、記錄、好奇、組裝出、拓展出<text:span text:style-name="T26">（d / z）</text:span>。</text:p>
                                </text:list-item>
                                <text:list-item>
                                  <text:p text:style-name="P96">該個體 有機率 感測、記錄、好奇、拆解出<text:span text:style-name="T26"> z</text:span>。</text:p>
                                </text:list-item>
                                <text:list-item>
                                  <text:p text:style-name="P97">該個體 有機率 感測、記錄、好奇、拆解出 <text:span text:style-name="T15">e</text:span>。</text:p>
                                </text:list-item>
                                <text:list-item>
                                  <text:p text:style-name="P99">該個體 有機率 感測、記錄、好奇、組裝出、拓展出（<text:span text:style-name="T15">z + e</text:span>）。</text:p>
                                </text:list-item>
                                <text:list-item>
                                  <text:p text:style-name="P99">該個體 有機率 感測、記錄、好奇、組裝出、拓展出<text:span text:style-name="T26">（z–e</text:span>）。</text:p>
                                </text:list-item>
                                <text:list-item>
                                  <text:p text:style-name="P99">該個體 有機率 感測、記錄、好奇、組裝出、拓展出（<text:span text:style-name="T15">z</text:span><text:span text:style-name="T85">e</text:span>）。</text:p>
                                </text:list-item>
                                <text:list-item>
                                  <text:p text:style-name="P99">該個體 有機率 感測、記錄、好奇、組裝出、拓展出（<text:span text:style-name="T15">d</text:span><text:span text:style-name="T69">2</text:span><text:span text:style-name="T15"> * z + e</text:span><text:span text:style-name="T78">3</text:span>）。</text:p>
                                </text:list-item>
                                <text:list-item>
                                  <text:p text:style-name="P99">該個體 有機率 感測、記錄、好奇、組裝出、拓展出（<text:span text:style-name="T15">d</text:span><text:span text:style-name="T69">2</text:span><text:span text:style-name="T15">*z</text:span><text:span text:style-name="T85">2</text:span><text:span text:style-name="T15"> + e</text:span><text:span text:style-name="T69">2</text:span><text:span text:style-name="T15">*z + e</text:span><text:span text:style-name="T69">3</text:span>）。</text:p>
                                </text:list-item>
                                <text:list-item>
                                  <text:p text:style-name="P100">該個體 有機率 感測、記錄、好奇、組裝出、拓展出（<text:span text:style-name="T15">d</text:span><text:span text:style-name="T69">2</text:span><text:span text:style-name="T15"> * z + x / y</text:span>）。</text:p>
                                  <text:list>
                                    <text:list-item>
                                      <text:p text:style-name="P33">組裝<text:span text:style-name="T94">出</text:span>、拓展<text:span text:style-name="T94">出 </text:span>的 明顯例子，創造 <text:span text:style-name="T94">數學</text:span>工具。</text:p>
                                      <text:list>
                                        <text:list-item>
                                          <text:p text:style-name="P101">（相關描述 在 <text:span text:style-name="T96">新生之書</text:span>的 <text:span text:style-name="T96">_</text:span> 文件群的 <text:span text:style-name="T96">數學</text:span> 的 <text:span text:style-name="T96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抽象例子，第<text:span text:style-name="T53">i</text:span>層本質 是（現象背後的（<text:span text:style-name="T26">本質背後的）</text:span><text:span text:style-name="T85">(</text:span><text:span text:style-name="T88">i</text:span><text:span text:style-name="T87">-1</text:span><text:span text:style-name="T85">)</text:span>）本質 <text:span text:style-name="T66">↔</text:span><text:span text:style-name="T28"> </text:span><text:span text:style-name="T32">y</text:span><text:span text:style-name="T74">i</text:span>。</text:p>
                      <text:list>
                        <text:list-item>
                          <text:p text:style-name="P35"><text:span text:style-name="T89">假定，</text:span><text:span text:style-name="T44">y</text:span><text:span text:style-name="T77">i</text:span><text:span text:style-name="T51"> = </text:span><text:span text:style-name="T44">f</text:span><text:span text:style-name="T77">i</text:span><text:span text:style-name="T44">(x</text:span><text:span text:style-name="T77">i</text:span><text:span text:style-name="T44">)</text:span>。</text:p>
                        </text:list-item>
                        <text:list-item>
                          <text:p text:style-name="P36">假定，<text:span text:style-name="T53">i</text:span><text:span text:style-name="T52"> &gt; 0</text:span><text:span text:style-name="T91">。</text:span></text:p>
                          <text:list>
                            <text:list-item>
                              <text:p text:style-name="P37">第<text:span text:style-name="T53">i</text:span>層本質 是（現象的（<text:span text:style-name="T26">本質的）</text:span><text:span text:style-name="T85">(</text:span><text:span text:style-name="T88">i</text:span><text:span text:style-name="T87">-1</text:span><text:span text:style-name="T85">)</text:span>）本質。</text:p>
                              <text:list>
                                <text:list-item>
                                  <text:p text:style-name="P38">第<text:span text:style-name="T53">i</text:span>層本質 存在 <text:span text:style-name="T66">↔</text:span><text:span text:style-name="T28"> </text:span><text:span text:style-name="T32">y</text:span><text:span text:style-name="T74">i</text:span><text:span text:style-name="T73">+</text:span><text:span text:style-name="T72">+</text:span><text:span text:style-name="T51">曲線（幾何、形狀、線上）</text:span><text:span text:style-name="T44">的 某一特定點</text:span>。</text:p>
                                </text:list-item>
                                <text:list-item>
                                  <text:p text:style-name="P39">第<text:span text:style-name="T53">i</text:span>層本質 變化 <text:span text:style-name="T66">↔</text:span><text:span text:style-name="T44"> 某一特定點（沿著、遵循著 </text:span><text:span text:style-name="T32">y</text:span><text:span text:style-name="T74">i</text:span><text:span text:style-name="T73">+</text:span><text:span text:style-name="T72">+</text:span><text:span text:style-name="T51">曲線 幾何）</text:span><text:span text:style-name="T44">的 變化</text:span>。</text:p>
                                  <text:list>
                                    <text:list-item>
                                      <text:p text:style-name="P40"><text:span text:style-name="T32">抽象例子，y</text:span><text:span text:style-name="T74">i</text:span><text:span text:style-name="T15"> </text:span><text:span text:style-name="T92">↔</text:span><text:span text:style-name="T46"> </text:span><text:span text:style-name="T43">x</text:span><text:span text:style-name="T32">。</text:span></text:p>
                                    </text:list-item>
                                    <text:list-item>
                                      <text:p text:style-name="P39"><text:span text:style-name="T32">抽象例子，y</text:span><text:span text:style-name="T74">i</text:span><text:span text:style-name="T51">曲線</text:span> <text:span text:style-name="T66">↔</text:span><text:span text:style-name="T84"> </text:span><text:span text:style-name="T43">a * x</text:span><text:span text:style-name="T86">2</text:span><text:span text:style-name="T43"> + b * x + c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41">第<text:span text:style-name="T53">i</text:span>層本質的 <text:span text:style-name="T89">變量</text:span> <text:span text:style-name="T66">↔</text:span><text:span text:style-name="T28"> </text:span><text:span text:style-name="T32">y</text:span><text:span text:style-name="T74">i</text:span><text:span text:style-name="T73">+</text:span><text:span text:style-name="T75">2</text:span>。</text:p>
                                </text:list-item>
                              </text:list>
                            </text:list-item>
                            <text:list-item>
                              <text:p text:style-name="P42"><text:span text:style-name="T32">y</text:span><text:span text:style-name="T74">i</text:span><text:span text:style-name="T51"> 是 </text:span><text:span text:style-name="T32">y</text:span><text:span text:style-name="T74">i</text:span><text:span text:style-name="T73">+</text:span><text:span text:style-name="T76">1</text:span><text:span text:style-name="T51">曲線的 單一現象、瞬間現象、當下現象</text:span>。</text:p>
                              <text:list>
                                <text:list-item>
                                  <text:p text:style-name="P43"><text:span text:style-name="T32">y</text:span><text:span text:style-name="T74">i</text:span><text:span text:style-name="T51"> 是 </text:span><text:span text:style-name="T32">y</text:span><text:span text:style-name="T74">i</text:span><text:span text:style-name="T73">-</text:span><text:span text:style-name="T76">1</text:span><text:span text:style-name="T51">曲線的 單一本質、瞬間本質、當下本質</text:span>。</text:p>
                                </text:list-item>
                              </text:list>
                            </text:list-item>
                            <text:list-item>
                              <text:p text:style-name="P42"><text:span text:style-name="T32">y</text:span><text:span text:style-name="T74">i</text:span><text:span text:style-name="T51">曲線 是 </text:span><text:span text:style-name="T32">y</text:span><text:span text:style-name="T74">i</text:span><text:span text:style-name="T73">+</text:span><text:span text:style-name="T76">1</text:span><text:span text:style-name="T51">曲線的 整體現象、可能性現象</text:span>。</text:p>
                              <text:list>
                                <text:list-item>
                                  <text:p text:style-name="P44"><text:span text:style-name="T32">y</text:span><text:span text:style-name="T74">i</text:span><text:span text:style-name="T51">曲線 是 </text:span><text:span text:style-name="T32">y</text:span><text:span text:style-name="T74">i</text:span><text:span text:style-name="T73">-</text:span><text:span text:style-name="T76">1</text:span><text:span text:style-name="T51">曲線的 整體本質、可能性本質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紅移、紫移"/>紅移、紫移<text:bookmark-end text:name="紅移、紫移"/></text:p>
          <text:list>
            <text:list-item>
              <text:p text:style-name="P45">明顯例子，救護車 發出 聲響。</text:p>
              <text:list>
                <text:list-item>
                  <text:p text:style-name="P3">救護車<text:span text:style-name="T1">（低於 音速）</text:span>遠離 →<text:span text:style-name="T11"> 聲音 出現 紅移</text:span><text:span text:style-name="T2">現象</text:span><text:span text:style-name="T11">。</text:span></text:p>
                </text:list-item>
                <text:list-item>
                  <text:p text:style-name="P4">救護車<text:span text:style-name="T1">（低於 音速）</text:span>靠近 →<text:span text:style-name="T11"> 聲音 出現 紫移</text:span><text:span text:style-name="T2">現象</text:span>。</text:p>
                  <text:list>
                    <text:list-item>
                      <text:p text:style-name="P46">明顯例子，假定，飛機的 飛行速度 低於 音速。</text:p>
                      <text:list>
                        <text:list-item>
                          <text:p text:style-name="P46">飛機、駕駛員 會 先碰到 第<text:span text:style-name="T23">t</text:span><text:span text:style-name="T70">t&lt;T</text:span><text:span text:style-name="T18">秒的力</text:span>，之後 才碰到 第<text:span text:style-name="T17">T</text:span><text:span text:style-name="T18">秒的力</text:span>。</text:p>
                          <text:list>
                            <text:list-item>
                              <text:p text:style-name="P46">駕駛員 是 在飛機內的 個體。</text:p>
                            </text:list-item>
                            <text:list-item>
                              <text:p text:style-name="P46">飛機、駕駛員 有機率認定，先出現第<text:span text:style-name="T23">t</text:span><text:span text:style-name="T70">t&lt;T</text:span><text:span text:style-name="T18">秒的力</text:span>，之後才出現第<text:span text:style-name="T17">T</text:span><text:span text:style-name="T18">秒的力</text:span>。</text:p>
                            </text:list-item>
                            <text:list-item>
                              <text:p text:style-name="P46">飛機、駕駛員 會 先碰到 第<text:span text:style-name="T16">t</text:span><text:span text:style-name="T18">秒的力</text:span>，之後 才碰到第（<text:span text:style-name="T16">t</text:span><text:span text:style-name="T20">+1</text:span><text:span text:style-name="T17">）</text:span><text:span text:style-name="T18">秒的力</text:span>。</text:p>
                              <text:list>
                                <text:list-item>
                                  <text:p text:style-name="P46">前方的個體 有機率認定，因果正常。</text:p>
                                </text:list-item>
                                <text:list-item>
                                  <text:p text:style-name="P46">前方的個體 有機率認定，先有 因 才有 果。</text:p>
                                </text:list-item>
                                <text:list-item>
                                  <text:p text:style-name="P46">是 自然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6">前方的個體 會 先碰到 第<text:span text:style-name="T23">t</text:span><text:span text:style-name="T70">t&lt;T</text:span><text:span text:style-name="T18">秒的力、</text:span>飛機，之後 才碰到 第<text:span text:style-name="T17">T</text:span><text:span text:style-name="T18">秒的 力</text:span>。</text:p>
                          <text:list>
                            <text:list-item>
                              <text:p text:style-name="P46">前方的個體 是 在飛機外 並且 在飛機前方 的 個體。</text:p>
                            </text:list-item>
                            <text:list-item>
                              <text:p text:style-name="P46">前方的個體 有機率認定，先出現第<text:span text:style-name="T23">t</text:span><text:span text:style-name="T70">t&lt;T</text:span><text:span text:style-name="T18">秒的力</text:span>，之後才出現第<text:span text:style-name="T17">T</text:span><text:span text:style-name="T18">秒的力</text:span>。</text:p>
                            </text:list-item>
                            <text:list-item>
                              <text:p text:style-name="P46">前方的個體 會 先碰到 第<text:span text:style-name="T16">t</text:span><text:span text:style-name="T18">秒的力</text:span>，之後 才碰到第（<text:span text:style-name="T16">t</text:span><text:span text:style-name="T20">+1</text:span><text:span text:style-name="T17">）</text:span><text:span text:style-name="T18">秒的力</text:span>。</text:p>
                              <text:list>
                                <text:list-item>
                                  <text:p text:style-name="P46">前方的個體 有機率認定，因果正常。</text:p>
                                </text:list-item>
                                <text:list-item>
                                  <text:p text:style-name="P46">前方的個體 有機率認定，先有 因 才有 果。</text:p>
                                </text:list-item>
                                <text:list-item>
                                  <text:p text:style-name="P46">是 自然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救護車 超音速<text:span text:style-name="T1">（</text:span>等速度<text:span text:style-name="T1">）</text:span>靠近 →<text:span text:style-name="T12"> 聲音 出現 紫移</text:span><text:span text:style-name="T9">現象</text:span><text:span text:style-name="T12">、音爆</text:span><text:span text:style-name="T9">現象</text:span><text:span text:style-name="T12">、</text:span><text:span text:style-name="T3">從前到後型</text:span><text:span text:style-name="T13">後移現象</text:span>。</text:p>
                  <text:list>
                    <text:list-item>
                      <text:p text:style-name="P47">（對於 救護車 來說，力、聲音 的）相對速度<text:span text:style-name="T15"> = 音速–</text:span>救護車<text:span text:style-name="T15">速度</text:span>。</text:p>
                    </text:list-item>
                    <text:list-item>
                      <text:p text:style-name="P47">（對於 救護車 來說，力、聲音 的）相對位置<text:span text:style-name="T15"> = 相對</text:span>速度<text:span text:style-name="T15"> * </text:span><text:span text:style-name="T19">t</text:span>。</text:p>
                      <text:list>
                        <text:list-item>
                          <text:p text:style-name="P90"><text:span text:style-name="T26">t的 初始值 是 0</text:span>。</text:p>
                        </text:list-item>
                        <text:list-item>
                          <text:p text:style-name="P47">位置，第<text:span text:style-name="T24">t秒</text:span>的力 後面於 第（<text:span text:style-name="T15">t+</text:span><text:span text:style-name="T25">1）</text:span>秒的力 <text:span text:style-name="T64">↔</text:span><text:span text:style-name="T79"> 後移現象</text:span>。</text:p>
                          <text:list>
                            <text:list-item>
                              <text:p text:style-name="P47">前方的個體 聽到的聲音 是 反序、反向順序、逆向順序 聲音。</text:p>
                              <text:list>
                                <text:list-item>
                                  <text:p text:style-name="P48">前方的個體 是 在救護車外 並且 在救護車前方 的 個體。</text:p>
                                </text:list-item>
                              </text:list>
                            </text:list-item>
                            <text:list-item>
                              <text:p text:style-name="P47">前方的個體 先聽到 第（<text:span text:style-name="T15">t+</text:span><text:span text:style-name="T25">1）</text:span><text:span text:style-name="T24">秒</text:span>的聲音，然後才會聽到 第<text:span text:style-name="T24">t</text:span>秒的聲音。</text:p>
                            </text:list-item>
                            <text:list-item>
                              <text:p text:style-name="P6">第<text:span text:style-name="T24">t秒</text:span>的力<text:span text:style-name="T1">的位置 </text:span>後面於 第<text:span text:style-name="T1">（</text:span><text:span text:style-name="T15">t+</text:span><text:span text:style-name="T25">1</text:span><text:span text:style-name="T6">）</text:span>秒的力<text:span text:style-name="T1">的位置 </text:span><text:span text:style-name="T64">↔</text:span><text:span text:style-name="T79"> 後移現象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明顯例子，飛機 等速度飛行。</text:p>
                      <text:list>
                        <text:list-item>
                          <text:p text:style-name="P49">駕駛員、飛機內的空氣 靜止不動。</text:p>
                        </text:list-item>
                        <text:list-item>
                          <text:p text:style-name="P49">駕駛員、飛機內的空氣 蘊含的 力，不會 因為 等速度飛行，從 飛機內 跑到飛機外。</text:p>
                          <text:list>
                            <text:list-item>
                              <text:p text:style-name="P47">不會 從飛機內跑到飛機外 <text:span text:style-name="T63">↔</text:span><text:span text:style-name="T62"> 沒有 </text:span>後移現象。</text:p>
                              <text:list>
                                <text:list-item>
                                  <text:p text:style-name="P47">等速度飛行，飛機內 <text:span text:style-name="T62">沒有 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9">駕駛員、飛機內的空氣 蘊含的 力，會 因為 超音速飛行，從 飛機前 跑到 飛機後。</text:p>
                          <text:list>
                            <text:list-item>
                              <text:p text:style-name="P49">會 從飛機前跑到飛機後 <text:span text:style-name="T63">↔</text:span><text:span text:style-name="T62"> 有 </text:span>後移現象。</text:p>
                              <text:list>
                                <text:list-item>
                                  <text:p text:style-name="P49">超音速飛行，飛機前的 聲音 <text:span text:style-name="T62">有 後移現象</text:span>。</text:p>
                                  <text:list>
                                    <text:list-item>
                                      <text:p text:style-name="P49">該後移現象 是 <text:span text:style-name="T13">從前到後型後移現象</text:span>。</text:p>
                                    </text:list-item>
                                    <text:list-item>
                                      <text:p text:style-name="P50"><text:span text:style-name="T13">從前到後型後移現象</text:span> 是 力 <text:span text:style-name="T13">從 飛機前 跑到 飛機後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7">飛機外的空氣<text:span text:style-name="T18">（蘊含的 往前運動）的 力，會因為 超音速，從飛機前跑到飛機後</text:span>。</text:p>
                              <text:list>
                                <text:list-item>
                                  <text:p text:style-name="P47"><text:span text:style-name="T18">超音速</text:span>飛行，飛機外 <text:span text:style-name="T62">有 </text:span>後移現象<text:span text:style-name="T18">。</text:span></text:p>
                                  <text:list>
                                    <text:list-item>
                                      <text:p text:style-name="P47"><text:span text:style-name="T18">超音速</text:span> 等速度飛行、變速度飛行，飛機外 <text:span text:style-name="T62">有 從前到後型</text:span>後移現象。</text:p>
                                    </text:list-item>
                                  </text:list>
                                </text:list-item>
                                <text:list-item>
                                  <text:p text:style-name="P47">第<text:span text:style-name="T15">T</text:span><text:span text:style-name="T18">秒的（往前運動的）力</text:span><text:span text:style-name="T14">，在 飛機 前方。</text:span></text:p>
                                  <text:list>
                                    <text:list-item>
                                      <text:p text:style-name="P47"><text:span text:style-name="T18">剛出現的（往前運動的）力</text:span><text:span text:style-name="T14">，在 飛機 前方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47">第<text:span text:style-name="T23">t</text:span><text:span text:style-name="T70">t&lt;T</text:span><text:span text:style-name="T18">秒的（往前運動的）力</text:span><text:span text:style-name="T14">，在 飛機 後方</text:span>。</text:p>
                                  <text:list>
                                    <text:list-item>
                                      <text:p text:style-name="P47"><text:span text:style-name="T18">已經出現一段時間的（往前運動的）力</text:span><text:span text:style-name="T14">，在 飛機 後方</text:span>。</text:p>
                                    </text:list-item>
                                    <text:list-item>
                                      <text:p text:style-name="P47"><text:span text:style-name="T23">t</text:span><text:span text:style-name="T70">t&lt;T</text:span><text:span text:style-name="T16"> &lt; T</text:span>。</text:p>
                                    </text:list-item>
                                    <text:list-item>
                                      <text:p text:style-name="P47">第<text:span text:style-name="T23">t</text:span><text:span text:style-name="T70">t&lt;T</text:span><text:span text:style-name="T18">秒的（往前運動的）力 </text:span><text:span text:style-name="T14">在 飛機 後方</text:span> <text:span text:style-name="T63">↔</text:span><text:span text:style-name="T62"> </text:span>後移現象。</text:p>
                                      <text:list>
                                        <text:list-item>
                                          <text:p text:style-name="P47">（對於 飛機 來說，力、聲音 的）相對速度<text:span text:style-name="T15"> = 音速–飛機速度</text:span>。</text:p>
                                        </text:list-item>
                                        <text:list-item>
                                          <text:p text:style-name="P47">（對於 飛機 來說，力、聲音 的）相對位置<text:span text:style-name="T15"> = 相對</text:span>速度<text:span text:style-name="T15">*（</text:span><text:span text:style-name="T21">T</text:span><text:span text:style-name="T15">–</text:span><text:span text:style-name="T19">t）</text:span>。</text:p>
                                        </text:list-item>
                                        <text:list-item>
                                          <text:p text:style-name="P10"><text:span text:style-name="T19">從前往後</text:span><text:span text:style-name="T8">型</text:span><text:span text:style-name="T19">後移</text:span><text:span text:style-name="T8">現象</text:span><text:span text:style-name="T19">，聲音 越早出現 →</text:span><text:span text:style-name="T7"> </text:span><text:span text:style-name="T5">相對</text:span>位置<text:span text:style-name="T1"> 越遠、</text:span>越後面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救護車 超音速<text:span text:style-name="T1">（</text:span>加速度<text:span text:style-name="T1">）</text:span>靠近 →<text:span text:style-name="T12"> 聲音 出現 紫移</text:span><text:span text:style-name="T9">現象</text:span><text:span text:style-name="T12">、音爆</text:span><text:span text:style-name="T9">現象</text:span><text:span text:style-name="T12">、</text:span><text:span text:style-name="T9">從前到後型</text:span><text:span text:style-name="T12">後移現象</text:span><text:span text:style-name="T9">、從內到外型後移現象</text:span>。</text:p>
                  <text:list>
                    <text:list-item>
                      <text:p text:style-name="P51">明顯例子，飛機 超音速（加速度）飛行。</text:p>
                      <text:list>
                        <text:list-item>
                          <text:p text:style-name="P52">飛機外的 空氣 蘊含的 力，會 因為 超音速飛行，從 飛機前方 跑到 飛機後方。</text:p>
                          <text:list>
                            <text:list-item>
                              <text:p text:style-name="P52"><text:span text:style-name="T26">第T</text:span><text:span text:style-name="T27">秒</text:span><text:span text:style-name="T18">的 力 </text:span><text:span text:style-name="T14">在 飛機 前方</text:span>。</text:p>
                            </text:list-item>
                            <text:list-item>
                              <text:p text:style-name="P52">第<text:span text:style-name="T23">t</text:span><text:span text:style-name="T70">t&lt;T</text:span><text:span text:style-name="T18">秒的 力 </text:span><text:span text:style-name="T14">在 飛機 後方</text:span> <text:span text:style-name="T63">↔</text:span><text:span text:style-name="T62"> </text:span>後移現象、<text:span text:style-name="T62">從前到後型</text:span>後移現象。</text:p>
                              <text:list>
                                <text:list-item>
                                  <text:p text:style-name="P52">力 從 飛機前方 跑到 飛機後方 <text:span text:style-name="T63">↔</text:span><text:span text:style-name="T62"> </text:span>後移現象、<text:span text:style-name="T62">從前到後型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1">駕駛員、飛機內的空氣 蘊含的 力，會 因為 加速度飛行，從 飛機內 跑到飛機外。</text:p>
                          <text:list>
                            <text:list-item>
                              <text:p text:style-name="P52">駕駛員、飛機內的空氣 向後移動。</text:p>
                            </text:list-item>
                            <text:list-item>
                              <text:p text:style-name="P51">力 會 從飛機內跑到飛機外 <text:span text:style-name="T63">↔</text:span><text:span text:style-name="T62"> 力 有 </text:span>後移現象。</text:p>
                              <text:list>
                                <text:list-item>
                                  <text:p text:style-name="P51">加速度飛行，飛機內的 聲音 <text:span text:style-name="T62">有 後移現象</text:span>。</text:p>
                                  <text:list>
                                    <text:list-item>
                                      <text:p text:style-name="P51">該後移現象 是 <text:span text:style-name="T13">從內到外型後移現象</text:span>。</text:p>
                                    </text:list-item>
                                    <text:list-item>
                                      <text:p text:style-name="P53"><text:span text:style-name="T13">從內到外型後移現象</text:span> 是 力 <text:span text:style-name="T13">從 飛機內 跑到 飛機外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4">假定，飛機 超音速飛行。</text:p>
                          <text:list>
                            <text:list-item>
                              <text:p text:style-name="P54">飛機、駕駛員 會 先碰到<text:span text:style-name="T26"> 第t</text:span><text:span text:style-name="T71">t&lt;T</text:span><text:span text:style-name="T26">秒的力，之後 才碰到 第T秒</text:span>的力。</text:p>
                              <text:list>
                                <text:list-item>
                                  <text:p text:style-name="P54">駕駛員 是 在飛機內的 個體。</text:p>
                                </text:list-item>
                                <text:list-item>
                                  <text:p text:style-name="P54">飛機、駕駛員 有機<text:span text:style-name="T26">率認定，先出現第t</text:span><text:span text:style-name="T71">t&lt;T</text:span><text:span text:style-name="T26">秒的力 之後才出現第T秒的</text:span>力。</text:p>
                                </text:list-item>
                                <text:list-item>
                                  <text:p text:style-name="P54">飛機、駕駛員 會 先碰到 第<text:span text:style-name="T26">t秒的力，之後 才碰到第（t+1）秒</text:span>的力。</text:p>
                                  <text:list>
                                    <text:list-item>
                                      <text:p text:style-name="P54">飛機、駕駛員 有機率認定，因果正常。</text:p>
                                    </text:list-item>
                                    <text:list-item>
                                      <text:p text:style-name="P54">飛機、駕駛員 有機率認定，先有 因 才有 果。</text:p>
                                    </text:list-item>
                                    <text:list-item>
                                      <text:p text:style-name="P54">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4">前方的個體 會 先碰到 第<text:span text:style-name="T17">T</text:span><text:span text:style-name="T18">秒的力、</text:span>飛機，之後 才碰到 第<text:span text:style-name="T23">t</text:span><text:span text:style-name="T70">t&lt;T</text:span><text:span text:style-name="T18">秒的 力</text:span>。</text:p>
                              <text:list>
                                <text:list-item>
                                  <text:p text:style-name="P54">前方的個體 是 在飛機外 並且 在飛機前方 的 個體。</text:p>
                                </text:list-item>
                                <text:list-item>
                                  <text:p text:style-name="P54">前方的個體 有機率認定，先出現第<text:span text:style-name="T17">T</text:span><text:span text:style-name="T18">秒的力</text:span>，之後才出現第<text:span text:style-name="T23">t</text:span><text:span text:style-name="T70">t&lt;T</text:span><text:span text:style-name="T18">秒的力</text:span>。</text:p>
                                </text:list-item>
                                <text:list-item>
                                  <text:p text:style-name="P54">前方的個體 會 先碰到 第（<text:span text:style-name="T16">t</text:span><text:span text:style-name="T20">+1</text:span><text:span text:style-name="T17">）</text:span><text:span text:style-name="T18">秒的力</text:span>，之後 才碰到第<text:span text:style-name="T16">t</text:span><text:span text:style-name="T18">秒的力</text:span>。</text:p>
                                  <text:list>
                                    <text:list-item>
                                      <text:p text:style-name="P54">前方的個體 有機率認定，因果的出現順序顛倒、（榮格認定的）共時性。</text:p>
                                    </text:list-item>
                                    <text:list-item>
                                      <text:p text:style-name="P54">前方的個體 有機率認定，先有 果 才有 因。</text:p>
                                    </text:list-item>
                                    <text:list-item>
                                      <text:p text:style-name="P54">（仍然）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只是因為 參考坐標系的 不同，產生的 錯覺、認知偏誤。</text:p>
                    </text:list-item>
                  </text:list>
                </text:list-item>
                <text:list-item>
                  <text:p text:style-name="P55">救護車、空氣 固定不動 →<text:span text:style-name="T13"> 聲音 出現 沒有紅移現象、沒有紫移現象。</text:span></text:p>
                  <text:list>
                    <text:list-item>
                      <text:p text:style-name="P55">位置，第<text:span text:style-name="T24">t秒</text:span>的力 前面於 第（<text:span text:style-name="T15">t+</text:span><text:span text:style-name="T25">1）</text:span>秒的力。</text:p>
                      <text:list>
                        <text:list-item>
                          <text:p text:style-name="P55">前方的個體 聽到的聲音 是 正序、正向順序、順向順序 聲音。</text:p>
                        </text:list-item>
                        <text:list-item>
                          <text:p text:style-name="P56">前方的個體 先聽到 第<text:span text:style-name="T24">t秒</text:span>的聲音，然後才會聽到 第（<text:span text:style-name="T15">t+</text:span><text:span text:style-name="T25">1）</text:span>秒的聲音。</text:p>
                          <text:list>
                            <text:list-item>
                              <text:p text:style-name="P55">前方的個體 是 在救護車外 並且 在救護車前方 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7">救護車固定不動、<text:span text:style-name="T67">空氣</text:span>（<text:span text:style-name="T67">等速度</text:span>）<text:span text:style-name="T67">靠近 →</text:span><text:span text:style-name="T68"> 聲音</text:span><text:span text:style-name="T13"> 出現 </text:span><text:span text:style-name="T68">沒有紅移、沒有紫移、沒有音爆</text:span><text:span text:style-name="T13"> 現象</text:span>。</text:p>
                  <text:list>
                    <text:list-item>
                      <text:p text:style-name="P91"><text:span text:style-name="T80">位置，第</text:span><text:span text:style-name="T24">t秒</text:span><text:span text:style-name="T80">的力 前面於 第（</text:span><text:span text:style-name="T22">t+</text:span><text:span text:style-name="T25">1）</text:span><text:span text:style-name="T80">秒的力</text:span>。</text:p>
                    </text:list-item>
                    <text:list-item>
                      <text:p text:style-name="P57">聲音的 速度<text:span text:style-name="T15"> =（空氣的速度 + 空氣傳遞聲音的速度</text:span>）。</text:p>
                      <text:list>
                        <text:list-item>
                          <text:p text:style-name="P8">聲音的 速度<text:span text:style-name="T15"> =</text:span><text:span text:style-name="T5">（</text:span><text:span text:style-name="T42">空氣的速度</text:span><text:span text:style-name="T15"> + 音速</text:span><text:span text:style-name="T1">）</text:span>。</text:p>
                          <text:list>
                            <text:list-item>
                              <text:p text:style-name="P57">個體的 速度 =（介質的速度<text:span text:style-name="T26"> + </text:span>宗速）。</text:p>
                            </text:list-item>
                            <text:list-item>
                              <text:p text:style-name="P58"><text:span text:style-name="T26">聲音 相對於 空氣，的 相對速度（仍然）是 音速</text:span>。</text:p>
                            </text:list-item>
                            <text:list-item>
                              <text:p text:style-name="P59">聲音 相對於 救護車，的 相對速度 是<text:span text:style-name="T26">（空氣的速度 + 音速）</text:span>。</text:p>
                            </text:list-item>
                          </text:list>
                        </text:list-item>
                        <text:list-item>
                          <text:p text:style-name="P60">明顯例子，假定，第一個個體 在 超音速（等速度）飛行的飛機 裡面，發出 聲響。</text:p>
                          <text:list>
                            <text:list-item>
                              <text:p text:style-name="P60">空氣 等速度運動，聲音 不會變成 更高頻的聲音、更低頻的聲音。</text:p>
                            </text:list-item>
                            <text:list-item>
                              <text:p text:style-name="P60">假定，第二個個體（也）在 飛機 裡面。</text:p>
                              <text:list>
                                <text:list-item>
                                  <text:p text:style-name="P60">第二個個體 有機率認定，該聲音的 速度 是 音速。</text:p>
                                </text:list-item>
                              </text:list>
                            </text:list-item>
                            <text:list-item>
                              <text:p text:style-name="P60">假定，第三個個體 在 飛機 外面。</text:p>
                              <text:list>
                                <text:list-item>
                                  <text:p text:style-name="P61">第三個個體 有機率認定，該聲音的速度是<text:span text:style-name="T26">(飛機的速度+空氣傳遞聲音的速度)</text:span>。</text:p>
                                  <text:list>
                                    <text:list-item>
                                      <text:p text:style-name="P62">第三個個體 有機率認定，該聲音的 速度 是（超音速<text:span text:style-name="T26"> + </text:span>音速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2">明顯例子，地球 在做 高速 螺旋線運動。</text:p>
                      <text:list>
                        <text:list-item>
                          <text:p text:style-name="P62">地球的 空氣 出現 沒有紅移、沒有紫移、沒有音爆 現象。</text:p>
                        </text:list-item>
                      </text:list>
                    </text:list-item>
                    <text:list-item>
                      <text:p text:style-name="P63">抽象例子，空氣 攜帶、持有、傳遞 聲音。</text:p>
                    </text:list-item>
                    <text:list-item>
                      <text:p text:style-name="P62">抽象例子，曲線引擎，<text:span text:style-name="T81">空間</text:span> 攜帶、持有、傳遞 <text:span text:style-name="T81">載具</text:span>。</text:p>
                    </text:list-item>
                  </text:list>
                </text:list-item>
                <text:list-item>
                  <text:p text:style-name="P9"><text:span text:style-name="T1">救護車固定不動、</text:span>空氣<text:span text:style-name="T1">（</text:span>加速度<text:span text:style-name="T1">）</text:span>靠近 →<text:span text:style-name="T13"> 聲音 出現 紅移</text:span><text:span text:style-name="T4">現象</text:span><text:span text:style-name="T13">、沒有音爆</text:span><text:span text:style-name="T4">現象</text:span>。</text:p>
                  <text:list>
                    <text:list-item>
                      <text:p text:style-name="P63">位置，第<text:span text:style-name="T24">t秒</text:span>的力 前面於 第（<text:span text:style-name="T15">t+</text:span><text:span text:style-name="T25">1）</text:span>秒的力。</text:p>
                    </text:list-item>
                    <text:list-item>
                      <text:p text:style-name="P64">聲音的 速度<text:span text:style-name="T26"> =（空氣的速度 + 空氣傳遞聲音的速度</text:span>）。</text:p>
                      <text:list>
                        <text:list-item>
                          <text:p text:style-name="P65">聲音的 速<text:span text:style-name="T26">度 =（空氣的速度 + 音速）。</text:span></text:p>
                          <text:list>
                            <text:list-item>
                              <text:p text:style-name="P65"><text:span text:style-name="T26">聲音 相對於 空氣，的 相對速度（仍然）是 音速</text:span>。</text:p>
                            </text:list-item>
                            <text:list-item>
                              <text:p text:style-name="P59">聲音 相對於 救護車，的 相對速度 是<text:span text:style-name="T26">（空氣的速度 + 音速）</text:span>。</text:p>
                            </text:list-item>
                          </text:list>
                        </text:list-item>
                        <text:list-item>
                          <text:p text:style-name="P66">聲音 <text:span text:style-name="T65">↔</text:span><text:span text:style-name="T81"> 光</text:span> <text:span text:style-name="T65">↔</text:span><text:span text:style-name="T81"> 載具、個體。</text:span></text:p>
                          <text:list>
                            <text:list-item>
                              <text:p text:style-name="P66">空氣 <text:span text:style-name="T65">↔</text:span><text:span text:style-name="T81"> 空間</text:span> <text:span text:style-name="T65">↔</text:span><text:span text:style-name="T81"> 介質</text:span>。</text:p>
                            </text:list-item>
                            <text:list-item>
                              <text:p text:style-name="P59">音速 <text:span text:style-name="T65">↔</text:span><text:span text:style-name="T81"> 光速</text:span> <text:span text:style-name="T65">↔</text:span><text:span text:style-name="T81"> 宗速</text:span>。</text:p>
                              <text:list>
                                <text:list-item>
                                  <text:p text:style-name="P92">音速的 向前分量<text:span text:style-name="T80"> </text:span><text:span text:style-name="T65">↔</text:span><text:span text:style-name="T81"> 光速</text:span>的 向前分量<text:span text:style-name="T81"> </text:span><text:span text:style-name="T65">↔</text:span><text:span text:style-name="T81"> 宗速</text:span>的 向前分量。</text:p>
                                </text:list-item>
                                <text:list-item>
                                  <text:p text:style-name="P93">向前速度<text:span text:style-name="T80"> </text:span><text:span text:style-name="T65">↔</text:span><text:span text:style-name="T81"> 向前</text:span>速度<text:span text:style-name="T81"> </text:span><text:span text:style-name="T65">↔</text:span><text:span text:style-name="T81"> 向前</text:span>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9">空氣 加速度運動 →<text:span text:style-name="T82"> </text:span>空氣密度 變小 →<text:span text:style-name="T83"> 聲音 紅移 → 聲音的 向前速度 變大</text:span>。</text:p>
                      <text:list>
                        <text:list-item>
                          <text:p text:style-name="P67">空氣密度 <text:span text:style-name="T65">↔</text:span><text:span text:style-name="T81"> 空間節點密度</text:span> <text:span text:style-name="T65">↔</text:span><text:span text:style-name="T81"> 介質密度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7">維度</text:p>
          <text:list>
            <text:list-item>
              <text:p text:style-name="P102">（相關描述在 <text:span text:style-name="T96">新生之書</text:span>的 <text:span text:style-name="T96">_</text:span> 文件群的 <text:span text:style-name="T96">維度</text:span>）</text:p>
            </text:list-item>
            <text:list-item>
              <text:p text:style-name="P67">點 的 移動維度（最多、上限）是 <text:span text:style-name="T56">1</text:span>維。</text:p>
              <text:list>
                <text:list-item>
                  <text:p text:style-name="P68">原因很明顯，點的 移動軌跡 不是 <text:span text:style-name="T58">2</text:span>條線。</text:p>
                </text:list-item>
                <text:list-item>
                  <text:p text:style-name="P69">原因很明顯，點的 移動軌跡 不是 <text:span text:style-name="T59">2</text:span><text:span text:style-name="T58">個</text:span>面。</text:p>
                </text:list-item>
                <text:list-item>
                  <text:p text:style-name="P68">原因很明顯，點的 移動軌跡 不是 <text:span text:style-name="T58">1個</text:span>面。</text:p>
                </text:list-item>
                <text:list-item>
                  <text:p text:style-name="P70">原因很明顯，點的 移動軌跡 是 <text:span text:style-name="T57">1</text:span>條線。</text:p>
                </text:list-item>
                <text:list-item>
                  <text:p text:style-name="P69">已知，點 的 移動維度（最多、上限）是 <text:span text:style-name="T56">1</text:span>維。</text:p>
                  <text:list>
                    <text:list-item>
                      <text:p text:style-name="P69">點的 空間維度（最多、上限）是 <text:span text:style-name="T56">1</text:span>維。</text:p>
                    </text:list-item>
                    <text:list-item>
                      <text:p text:style-name="P70">點的 時間維度（最多、上限）是 <text:span text:style-name="T56">1</text:span>維。</text:p>
                    </text:list-item>
                    <text:list-item>
                      <text:p text:style-name="P70">點的 時空維度（最多、上限）是 <text:span text:style-name="T56">1</text:span>維。</text:p>
                    </text:list-item>
                  </text:list>
                </text:list-item>
                <text:list-item>
                  <text:p text:style-name="P83">對於 某一特定點 來說，該點 的 移動維度（最多、上限）是 <text:span text:style-name="T56">1</text:span>維。</text:p>
                  <text:list>
                    <text:list-item>
                      <text:p text:style-name="P70">對於 某一特定<text:span text:style-name="T61">n</text:span><text:span text:style-name="T110">維</text:span>坐標系 來說，該點 的 移動維度（最多、上限）是 <text:span text:style-name="T61">n</text:span>維。</text:p>
                    </text:list-item>
                  </text:list>
                </text:list-item>
                <text:list-item>
                  <text:p text:style-name="P70">點的移動維度、坐標系 沒有 相關性、相依性。</text:p>
                  <text:list>
                    <text:list-item>
                      <text:p text:style-name="P71">點的移動維度、（<text:span text:style-name="T60">1</text:span><text:span text:style-name="T108">維（以上）的</text:span>）坐標系 沒有 相關性、相依性。</text:p>
                    </text:list-item>
                    <text:list-item>
                      <text:p text:style-name="P70">明顯例子，假定<text:span text:style-name="T26">，有 </text:span><text:span text:style-name="T33">3維</text:span><text:span text:style-name="T106">直角坐標系。</text:span></text:p>
                      <text:list>
                        <text:list-item>
                          <text:p text:style-name="P72">點 的 移動維度（最多、上限）<text:span text:style-name="T106">（仍然）</text:span>是 <text:span text:style-name="T56">1</text:span>維。</text:p>
                          <text:list>
                            <text:list-item>
                              <text:p text:style-name="P72">點的移動維度、<text:span text:style-name="T33">3維</text:span><text:span text:style-name="T106">直角坐標系</text:span> 沒有 相關性、相依性。</text:p>
                            </text:list-item>
                          </text:list>
                        </text:list-item>
                        <text:list-item>
                          <text:p text:style-name="P73">點 在 <text:span text:style-name="T33">3維</text:span><text:span text:style-name="T106">直角坐標系的 移動軌跡（仍然）是 </text:span><text:span text:style-name="T33">1條線</text:span>。<text:span text:style-name="T100">{</text:span><text:span text:style-name="T103">、</text:span><text:span text:style-name="T104">1個點}</text:span></text:p>
                        </text:list-item>
                        <text:list-item>
                          <text:p text:style-name="P73">對於 該點、<text:span text:style-name="T33">3維</text:span><text:span text:style-name="T106">直角坐標系 來說，該點的 移動軌跡 是 </text:span><text:span text:style-name="T33">1條線</text:span><text:span text:style-name="T26">。</text:span><text:span text:style-name="T100">{</text:span><text:span text:style-name="T103">、</text:span><text:span text:style-name="T104">1個點}</text:span></text:p>
                          <text:list>
                            <text:list-item>
                              <text:p text:style-name="P74">對於 該點 來說，自己<text:span text:style-name="T26">（最多 只能）</text:span>感測、交互作用<text:span text:style-name="T26"> </text:span><text:span text:style-name="T34">1個</text:span><text:span text:style-name="T107">維度</text:span>。</text:p>
                              <text:list>
                                <text:list-item>
                                  <text:p text:style-name="P75">對於 該點 來說，點（當下）（最多、只能夠<text:span text:style-name="T26">）</text:span>感測、交互作用<text:span text:style-name="T26"> </text:span><text:span text:style-name="T34">1個</text:span><text:span text:style-name="T107">維度</text:span>。</text:p>
                                </text:list-item>
                                <text:list-item>
                                  <text:p text:style-name="P76">對於 該<text:span text:style-name="T33">點</text:span><text:span text:style-name="T106"> 來說，自己的 移動軌跡 是</text:span><text:span text:style-name="T33"> </text:span><text:span text:style-name="T35">1</text:span><text:span text:style-name="T106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77">對於 <text:span text:style-name="T33">3維</text:span><text:span text:style-name="T106">直角坐標系</text:span> 來說，該點<text:span text:style-name="T26">（最多 只能）</text:span>感測、交互作用<text:span text:style-name="T26"> </text:span><text:span text:style-name="T37">3</text:span><text:span text:style-name="T34">個</text:span><text:span text:style-name="T107">維度</text:span>。</text:p>
                              <text:list>
                                <text:list-item>
                                  <text:p text:style-name="P77">對於 <text:span text:style-name="T33">3維</text:span><text:span text:style-name="T106">直角坐標系</text:span> 來說，該點（當下）（最多<text:span text:style-name="T26">）</text:span>感測、交互作用<text:span text:style-name="T26"> </text:span><text:span text:style-name="T38">3</text:span><text:span text:style-name="T34">個</text:span><text:span text:style-name="T107">維度</text:span>。</text:p>
                                </text:list-item>
                                <text:list-item>
                                  <text:p text:style-name="P78">對於 <text:span text:style-name="T33">3維</text:span><text:span text:style-name="T106">直角坐標系 來說，</text:span>該<text:span text:style-name="T106">點的 移動軌跡 是</text:span><text:span text:style-name="T33"> 3</text:span><text:span text:style-name="T106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9">明顯例子，假定<text:span text:style-name="T26">，有 </text:span><text:span text:style-name="T33">某一特定</text:span><text:span text:style-name="T36">n</text:span><text:span text:style-name="T33">維</text:span><text:span text:style-name="T106">坐標系</text:span>。</text:p>
                      <text:list>
                        <text:list-item>
                          <text:p text:style-name="P72">點 的 移動維度（最多、上限）<text:span text:style-name="T106">（仍然）</text:span>是 <text:span text:style-name="T56">1</text:span>維。</text:p>
                          <text:list>
                            <text:list-item>
                              <text:p text:style-name="P72">點的移動維度、<text:span text:style-name="T36">該n維</text:span><text:span text:style-name="T106">坐標系</text:span> 沒有 相關性、相依性。</text:p>
                              <text:list>
                                <text:list-item>
                                  <text:p text:style-name="P72">假定<text:span text:style-name="T26">，</text:span><text:span text:style-name="T40">n </text:span><text:span text:style-name="T41">≥</text:span><text:span text:style-name="T40"> 1</text:span><text:span text:style-name="T109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0">點 在 <text:span text:style-name="T36">該n維</text:span><text:span text:style-name="T106">坐標系的 移動軌跡（仍然）是 </text:span><text:span text:style-name="T33">1條線</text:span>。<text:span text:style-name="T100">{</text:span><text:span text:style-name="T103">、</text:span><text:span text:style-name="T104">1個點}</text:span></text:p>
                        </text:list-item>
                        <text:list-item>
                          <text:p text:style-name="P81">對於 該點、<text:span text:style-name="T36">該n維</text:span><text:span text:style-name="T106">坐標系 來說，該點的 移動軌跡 是 </text:span><text:span text:style-name="T33">1條線</text:span><text:span text:style-name="T26">。</text:span><text:span text:style-name="T100">{</text:span><text:span text:style-name="T103">、</text:span><text:span text:style-name="T104">1個點}</text:span></text:p>
                          <text:list>
                            <text:list-item>
                              <text:p text:style-name="P82">對於 該點 來說，自己<text:span text:style-name="T26">（最多 只能）</text:span>感測、交互作用<text:span text:style-name="T26"> </text:span><text:span text:style-name="T34">1個</text:span><text:span text:style-name="T107">維度</text:span>。</text:p>
                              <text:list>
                                <text:list-item>
                                  <text:p text:style-name="P82">對於 該點 來說，點（當下）（最多、只能夠<text:span text:style-name="T26">）</text:span>感測、交互作用<text:span text:style-name="T26"> </text:span><text:span text:style-name="T34">1個</text:span><text:span text:style-name="T107">維度</text:span>。</text:p>
                                </text:list-item>
                                <text:list-item>
                                  <text:p text:style-name="P82">對於 該<text:span text:style-name="T33">點</text:span><text:span text:style-name="T106"> 來說，自己的 移動軌跡 是</text:span><text:span text:style-name="T33"> </text:span><text:span text:style-name="T35">1</text:span><text:span text:style-name="T106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82">對於 <text:span text:style-name="T36">該n維</text:span><text:span text:style-name="T106">坐標系</text:span> 來說，該點<text:span text:style-name="T26">（最多 只能）</text:span>感測、交互作用<text:span text:style-name="T26"> </text:span><text:span text:style-name="T39">n</text:span><text:span text:style-name="T34">個</text:span><text:span text:style-name="T107">維度</text:span>。</text:p>
                              <text:list>
                                <text:list-item>
                                  <text:p text:style-name="P82">對於 <text:span text:style-name="T36">該n維</text:span><text:span text:style-name="T106">坐標系</text:span> 來說，該點（當下）（最多<text:span text:style-name="T26">）</text:span>感測、交互作用<text:span text:style-name="T26"> </text:span><text:span text:style-name="T39">n</text:span><text:span text:style-name="T34">個</text:span><text:span text:style-name="T107">維度</text:span>。</text:p>
                                </text:list-item>
                                <text:list-item>
                                  <text:p text:style-name="P82">對於 <text:span text:style-name="T36">該n維</text:span><text:span text:style-name="T106">坐標系 來說，</text:span>該<text:span text:style-name="T106">點的 移動軌跡 是</text:span><text:span text:style-name="T33"> </text:span><text:span text:style-name="T39">n</text:span><text:span text:style-name="T106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7T12:03:45.860000000</dc:date>
    <meta:editing-duration>P18DT1H53M55S</meta:editing-duration>
    <meta:editing-cycles>15917</meta:editing-cycles>
    <meta:document-statistic meta:table-count="0" meta:image-count="0" meta:object-count="0" meta:page-count="1" meta:paragraph-count="231" meta:word-count="5493" meta:character-count="6763" meta:non-whitespace-character-count="5907"/>
  </office:meta>
</office:document-meta>
</file>